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Roboto" svg:font-family="Roboto, 'Open Sans', Helvetica, Arial"/>
    <style:font-face style:name="monospace" svg:font-family="monospace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style="italic" fo:font-weight="normal" officeooo:rsid="002663a1" officeooo:paragraph-rsid="002663a1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officeooo:paragraph-rsid="002479fd"/>
    </style:style>
    <style:style style:name="P5" style:family="paragraph" style:parent-style-name="Standard">
      <style:text-properties officeooo:rsid="002479fd" officeooo:paragraph-rsid="002479fd"/>
    </style:style>
    <style:style style:name="P6" style:family="paragraph" style:parent-style-name="Standard">
      <style:text-properties officeooo:paragraph-rsid="0025438b"/>
    </style:style>
    <style:style style:name="P7" style:family="paragraph" style:parent-style-name="Standard">
      <style:text-properties officeooo:rsid="0025438b" officeooo:paragraph-rsid="0025438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479fd"/>
    </style:style>
    <style:style style:name="T3" style:family="text">
      <style:text-properties officeooo:rsid="002479fd"/>
    </style:style>
    <style:style style:name="T4" style:family="text">
      <style:text-properties officeooo:rsid="0025438b"/>
    </style:style>
    <style:style style:name="T5" style:family="text">
      <style:text-properties officeooo:rsid="002663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ded Capstone Project Report </text:p>
      <text:p text:style-name="P2">Yaroslava Dotsenko</text:p>
      <text:p text:style-name="Standard"/>
      <text:p text:style-name="P4">The current ticket price strategy<text:span text:style-name="T3"> at Big Mountain Resort</text:span> is not reflecting the actual value of the service, and is not properly covering the equipment maintenance expenses, and hampers the investment strategy. The resort has <text:s/>access to 105 trails. Annual guest amount - <text:s/>350,000. There are 11 lifts, 2 T-bars, and 1 magic carpet for novice skiers. A recently installed lift increases operating costs by $1,540,000 this season.</text:p>
      <text:p text:style-name="Standard"/>
      <text:p text:style-name="P4">How can Big Mountain Resort<text:span text:style-name="T3">:</text:span></text:p>
      <text:p text:style-name="P4"><text:span text:style-name="T3">1)</text:span> increase the ticket price, to reflect the actual value the </text:p>
      <text:p text:style-name="P4">client gets from the resort's equipment (compared to competitors' data)</text:p>
      <text:p text:style-name="P4"><text:span text:style-name="T3">2)</text:span>cut equipment operating cost by mani<text:span text:style-name="T3">p</text:span>ulating open hours and ticket price during less busy time</text:p>
      <text:p text:style-name="Standard"/>
      <text:p text:style-name="P4">Big Mountain currently charge<text:span text:style-name="T1">s $81 per a daily adult ticket. Our modelling suggests the price that could be supported in the marketplace by Big Mountain's facilities could be increased at $1.99 to $82.99 and will create additional income of $3,474,638</text:span><text:span text:style-name="T2">, that will cover this season increase is operating costs - $1,540,000, and even more. </text:span></text:p>
      <text:p text:style-name="Standard"/>
      <text:p text:style-name="P5">At the same time we have modelled some additional options for <text:s/>Big Mountain Resort. Here are the results of other modeling scenarios:</text:p>
      <text:p text:style-name="Standard"/>
      <text:p text:style-name="P3"><text:span text:style-name="T4">I. </text:span>Closing runs</text:p>
      <text:p text:style-name="Standard"/>
      <text:p text:style-name="Standard"><text:span text:style-name="T3">O</text:span>ne <text:span text:style-name="T3">closed run </text:span>makes no difference and no impact on the price<text:span text:style-name="T3"> at all.</text:span></text:p>
      <text:p text:style-name="Standard"><text:span text:style-name="T3">T</text:span>wo closed runs <text:span text:style-name="T4">would have to lead to </text:span>decrease <text:span text:style-name="T4">in </text:span>price at $0.41<text:span text:style-name="T4">.</text:span></text:p>
      <text:p text:style-name="Standard"><text:span text:style-name="T4">T</text:span>hree to five<text:span text:style-name="T4"> closed runs </text:span><text:s/>- at <text:span text:style-name="T4">$</text:span>0.67, so if you close more than 2, you probably can close 5 with no impact on price<text:span text:style-name="T4">.</text:span></text:p>
      <text:p text:style-name="P6">Over six - there is a great decrease in price<text:span text:style-name="T4"> at</text:span> $1.26 and more<text:span text:style-name="T4">. </text:span></text:p>
      <text:p text:style-name="P6"/>
      <text:p text:style-name="P6"><text:span text:style-name="T4">So, closing more than six runs at a time is not recommended. </text:span><text:s/></text:p>
      <text:p text:style-name="Standard"/>
      <text:p text:style-name="P3"><text:span text:style-name="T4">II. T</text:span>he additional operating cost of the new chair lift per ticket (on the basis of each visitor on average buying 5 day tickets) in the context of raising prices to cover this</text:p>
      <text:p text:style-name="Standard"/>
      <text:p text:style-name="Standard"><text:span text:style-name="T4">1. </text:span>Adding a run, increasing the vertical drop by 150 feet, and installing an additional chair lift <text:span text:style-name="T4">- </text:span></text:p>
      <text:p text:style-name="Standard"/>
      <text:p text:style-name="Standard">makes no difference to the price, so it is no necessary<text:span text:style-name="T4">.</text:span></text:p>
      <text:p text:style-name="Standard"/>
      <text:p text:style-name="Standard"><text:span text:style-name="T4">2. </text:span>Adding a run, increasing the vertical drop by 150 feet, and installing an additional chair lift and adding 2 acres of snow making <text:span text:style-name="T4">- </text:span></text:p>
      <text:p text:style-name="Standard"/>
      <text:p text:style-name="Standard"><text:span text:style-name="T4">s</text:span>uch a small increase in the snow making area makes no difference<text:span text:style-name="T4"> either</text:span></text:p>
      <text:p text:style-name="Standard"/>
      <text:p text:style-name="Standard"><text:span text:style-name="T4">3. </text:span>Increasing the longest run by .2 miles and guaranteeing its snow coverage by adding 4 acres of snow making capability <text:span text:style-name="T4">- </text:span></text:p>
      <text:p text:style-name="Standard"/>
      <text:p text:style-name="Standard"><text:span text:style-name="T4">makes </text:span>no difference whatsoever<text:span text:style-name="T4">. </text:span></text:p>
      <text:p text:style-name="Standard"/>
      <text:p text:style-name="P7"><text:soft-page-break/>As the slight improvemenets would not lead to further increase in the ticket pri<text:span text:style-name="T5">c</text:span>e, they are not recommended in the nearest futu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Roboto" svg:font-family="Roboto, 'Open Sans', Helvetica, Arial"/>
    <style:font-face style:name="monospace" svg:font-family="monospace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6:58:24.681000000</meta:creation-date>
    <dc:date>2020-09-30T18:34:44.679000000</dc:date>
    <meta:editing-duration>PT12M20S</meta:editing-duration>
    <meta:editing-cycles>3</meta:editing-cycles>
    <meta:generator>LibreOffice/6.2.0.3$Windows_X86_64 LibreOffice_project/98c6a8a1c6c7b144ce3cc729e34964b47ce25d62</meta:generator>
    <meta:document-statistic meta:table-count="0" meta:image-count="0" meta:object-count="0" meta:page-count="2" meta:paragraph-count="23" meta:word-count="420" meta:character-count="2423" meta:non-whitespace-character-count="2011"/>
  </office:meta>
</office:document-meta>
</file>